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Liberation Serif" fo:font-size="10.5pt" style:font-name-asian="Liberation Serif" style:font-size-asian="10.5pt" style:font-size-complex="10.5pt"/>
    </style:style>
    <style:style style:name="P2" style:family="paragraph" style:parent-style-name="Text_20_body">
      <style:text-properties style:use-window-font-color="true" style:font-name="Liberation Serif" fo:font-size="10.5pt" officeooo:rsid="001d5b78" officeooo:paragraph-rsid="001d5b78" style:font-name-asian="Liberation Serif" style:font-size-asian="10.5pt" style:font-size-complex="10.5pt"/>
    </style:style>
    <style:style style:name="P3" style:family="paragraph" style:parent-style-name="Text_20_body">
      <style:text-properties style:use-window-font-color="true" style:font-name="Liberation Serif" fo:font-size="10.5pt" officeooo:rsid="001e4149" officeooo:paragraph-rsid="0022a4ad" style:font-name-asian="Liberation Serif" style:font-size-asian="10.5pt" style:font-size-complex="10.5pt"/>
    </style:style>
    <style:style style:name="P4" style:family="paragraph" style:parent-style-name="Text_20_body">
      <style:text-properties style:use-window-font-color="true" style:font-name="Liberation Serif" fo:font-size="10.5pt" officeooo:paragraph-rsid="0043cc5d" style:font-name-asian="Liberation Serif" style:font-size-asian="10.5pt" style:font-size-complex="10.5pt"/>
    </style:style>
    <style:style style:name="P5" style:family="paragraph" style:parent-style-name="Text_20_body">
      <style:text-properties style:use-window-font-color="true" style:font-name="Liberation Serif" fo:font-size="10.5pt" officeooo:paragraph-rsid="00469a50" style:font-name-asian="Liberation Serif" style:font-size-asian="10.5pt" style:font-size-complex="10.5pt"/>
    </style:style>
    <style:style style:name="P6" style:family="paragraph" style:parent-style-name="Text_20_body">
      <style:text-properties style:use-window-font-color="true" style:font-name="Liberation Serif" fo:font-size="10.5pt" officeooo:rsid="004d1021" officeooo:paragraph-rsid="004d1021" style:font-name-asian="Liberation Serif" style:font-size-asian="10.5pt" style:font-size-complex="10.5pt"/>
    </style:style>
    <style:style style:name="P7" style:family="paragraph" style:parent-style-name="Text_20_body">
      <style:text-properties style:use-window-font-color="true" style:font-name="Liberation Serif" fo:font-size="10.5pt" officeooo:rsid="005021b5" officeooo:paragraph-rsid="005021b5" style:font-name-asian="Liberation Serif" style:font-size-asian="10.5pt" style:font-size-complex="10.5pt"/>
    </style:style>
    <style:style style:name="P8" style:family="paragraph" style:parent-style-name="Text_20_body">
      <style:text-properties style:use-window-font-color="true" style:font-name="Liberation Serif" fo:font-size="10.5pt" officeooo:rsid="0051608d" officeooo:paragraph-rsid="005345b3" style:font-name-asian="Liberation Serif" style:font-size-asian="10.5pt" style:font-size-complex="10.5pt"/>
    </style:style>
    <style:style style:name="P9" style:family="paragraph" style:parent-style-name="Text_20_body">
      <style:text-properties style:use-window-font-color="true" style:font-name="Liberation Serif" fo:font-size="10.5pt" officeooo:rsid="005a40b0" officeooo:paragraph-rsid="005a40b0" style:font-name-asian="Liberation Serif" style:font-size-asian="10.5pt" style:font-size-complex="10.5pt"/>
    </style:style>
    <style:style style:name="P10" style:family="paragraph" style:parent-style-name="Text_20_body">
      <style:text-properties style:use-window-font-color="true" style:font-name="Liberation Serif" fo:font-size="10.5pt" officeooo:rsid="005b11b3" officeooo:paragraph-rsid="005b11b3" style:font-name-asian="Liberation Serif" style:font-size-asian="10.5pt" style:font-size-complex="10.5pt"/>
    </style:style>
    <style:style style:name="P11" style:family="paragraph" style:parent-style-name="Text_20_body">
      <style:text-properties style:use-window-font-color="true" style:font-name="Liberation Serif" fo:font-size="10.5pt" officeooo:paragraph-rsid="005b11b3" style:font-name-asian="Liberation Serif" style:font-size-asian="10.5pt" style:font-size-complex="10.5pt"/>
    </style:style>
    <style:style style:name="P12" style:family="paragraph" style:parent-style-name="Text_20_body">
      <style:text-properties style:use-window-font-color="true" style:font-name="Liberation Serif" fo:font-size="10.5pt" officeooo:rsid="005cfad8" officeooo:paragraph-rsid="005cfad8" style:font-name-asian="Liberation Serif" style:font-size-asian="10.5pt" style:font-size-complex="10.5pt"/>
    </style:style>
    <style:style style:name="P13" style:family="paragraph" style:parent-style-name="Text_20_body">
      <style:text-properties style:use-window-font-color="true" style:font-name="Liberation Serif" fo:font-size="10.5pt" officeooo:rsid="005d12e4" officeooo:paragraph-rsid="005d12e4" style:font-name-asian="Liberation Serif" style:font-size-asian="10.5pt" style:font-size-complex="10.5pt"/>
    </style:style>
    <style:style style:name="P14" style:family="paragraph" style:parent-style-name="Text_20_body">
      <style:text-properties style:use-window-font-color="true" style:font-name="Liberation Serif" fo:font-size="10.5pt" officeooo:paragraph-rsid="005fff80" style:font-name-asian="Liberation Serif" style:font-size-asian="10.5pt" style:font-size-complex="10.5pt"/>
    </style:style>
    <style:style style:name="P15" style:family="paragraph" style:parent-style-name="Text_20_body">
      <style:text-properties style:use-window-font-color="true" style:font-name="Liberation Serif" fo:font-size="10.5pt" officeooo:paragraph-rsid="00612f19" style:font-name-asian="Liberation Serif" style:font-size-asian="10.5pt" style:font-size-complex="10.5pt"/>
    </style:style>
    <style:style style:name="P16" style:family="paragraph" style:parent-style-name="Text_20_body">
      <style:text-properties style:use-window-font-color="true" style:font-name="Liberation Serif" fo:font-size="10.5pt" officeooo:rsid="00613cb6" officeooo:paragraph-rsid="00613cb6" style:font-name-asian="Liberation Serif" style:font-size-asian="10.5pt" style:font-size-complex="10.5pt"/>
    </style:style>
    <style:style style:name="P17" style:family="paragraph" style:parent-style-name="Text_20_body">
      <style:text-properties style:use-window-font-color="true" style:font-name="Liberation Serif" fo:font-size="10.5pt" officeooo:rsid="00613cb6" officeooo:paragraph-rsid="006d7fd6" style:font-name-asian="Liberation Serif" style:font-size-asian="10.5pt" style:font-size-complex="10.5pt"/>
    </style:style>
    <style:style style:name="P18" style:family="paragraph" style:parent-style-name="Text_20_body">
      <style:text-properties style:use-window-font-color="true" style:font-name="Liberation Serif" fo:font-size="10.5pt" officeooo:paragraph-rsid="00741b16" style:font-name-asian="Liberation Serif" style:font-size-asian="10.5pt" style:font-size-complex="10.5pt"/>
    </style:style>
    <style:style style:name="P19" style:family="paragraph" style:parent-style-name="Text_20_body">
      <style:text-properties style:use-window-font-color="true" style:font-name="Liberation Serif" fo:font-size="10.5pt" officeooo:rsid="007666e7" officeooo:paragraph-rsid="007666e7" style:font-name-asian="Liberation Serif" style:font-size-asian="10.5pt" style:font-size-complex="10.5pt"/>
    </style:style>
    <style:style style:name="P20" style:family="paragraph" style:parent-style-name="Text_20_body">
      <style:text-properties style:use-window-font-color="true" style:font-name="Liberation Serif" fo:font-size="10.5pt" officeooo:rsid="00767d41" officeooo:paragraph-rsid="007863c3" style:font-name-asian="Liberation Serif" style:font-size-asian="10.5pt" style:font-size-complex="10.5pt"/>
    </style:style>
    <style:style style:name="P21" style:family="paragraph" style:parent-style-name="Text_20_body">
      <style:text-properties style:use-window-font-color="true" style:font-name="Liberation Serif" fo:font-size="10.5pt" officeooo:rsid="00767d41" officeooo:paragraph-rsid="00800638" style:font-name-asian="Liberation Serif" style:font-size-asian="10.5pt" style:font-size-complex="10.5pt"/>
    </style:style>
    <style:style style:name="P22" style:family="paragraph" style:parent-style-name="Text_20_body">
      <style:text-properties style:use-window-font-color="true" style:font-name="Liberation Serif" fo:font-size="10.5pt" officeooo:rsid="00767d41" officeooo:paragraph-rsid="00858f0d" style:font-name-asian="Liberation Serif" style:font-size-asian="10.5pt" style:font-size-complex="10.5pt"/>
    </style:style>
    <style:style style:name="P23" style:family="paragraph" style:parent-style-name="Text_20_body">
      <style:text-properties style:use-window-font-color="true" style:font-name="Liberation Serif" fo:font-size="10.5pt" officeooo:rsid="00858f0d" officeooo:paragraph-rsid="00858f0d" style:font-name-asian="Liberation Serif" style:font-size-asian="10.5pt" style:font-size-complex="10.5pt"/>
    </style:style>
    <style:style style:name="P24" style:family="paragraph" style:parent-style-name="Text_20_body">
      <style:text-properties style:use-window-font-color="true" style:font-name="Liberation Serif" fo:font-size="10.5pt" officeooo:rsid="00858f0d" officeooo:paragraph-rsid="00888baf" style:font-name-asian="Liberation Serif" style:font-size-asian="10.5pt" style:font-size-complex="10.5pt"/>
    </style:style>
    <style:style style:name="P25" style:family="paragraph" style:parent-style-name="Text_20_body">
      <style:text-properties style:use-window-font-color="true" style:font-name="Liberation Serif" fo:font-size="10.5pt" officeooo:paragraph-rsid="00888baf" style:font-name-asian="Liberation Serif" style:font-size-asian="10.5pt" style:font-size-complex="10.5pt"/>
    </style:style>
    <style:style style:name="P26" style:family="paragraph" style:parent-style-name="Text_20_body">
      <style:text-properties style:use-window-font-color="true" style:font-name="Liberation Serif" fo:font-size="10.5pt" officeooo:rsid="00895bdf" officeooo:paragraph-rsid="00895bdf" style:font-name-asian="Liberation Serif" style:font-size-asian="10.5pt" style:font-size-complex="10.5pt"/>
    </style:style>
    <style:style style:name="P27" style:family="paragraph" style:parent-style-name="Text_20_body">
      <style:text-properties style:use-window-font-color="true" style:font-name="Liberation Serif" fo:font-size="10.5pt" officeooo:rsid="009004d6" officeooo:paragraph-rsid="009004d6" style:font-name-asian="Liberation Serif" style:font-size-asian="10.5pt" style:font-size-complex="10.5pt"/>
    </style:style>
    <style:style style:name="T1" style:family="text">
      <style:text-properties officeooo:rsid="001d5b78"/>
    </style:style>
    <style:style style:name="T2" style:family="text">
      <style:text-properties officeooo:rsid="00290c92"/>
    </style:style>
    <style:style style:name="T3" style:family="text">
      <style:text-properties officeooo:rsid="002f9172"/>
    </style:style>
    <style:style style:name="T4" style:family="text">
      <style:text-properties officeooo:rsid="0033d6c2"/>
    </style:style>
    <style:style style:name="T5" style:family="text">
      <style:text-properties officeooo:rsid="00340255"/>
    </style:style>
    <style:style style:name="T6" style:family="text">
      <style:text-properties officeooo:rsid="0037ee1e"/>
    </style:style>
    <style:style style:name="T7" style:family="text">
      <style:text-properties officeooo:rsid="00392c2b"/>
    </style:style>
    <style:style style:name="T8" style:family="text">
      <style:text-properties officeooo:rsid="003cb7f9"/>
    </style:style>
    <style:style style:name="T9" style:family="text">
      <style:text-properties officeooo:rsid="003e9b2a"/>
    </style:style>
    <style:style style:name="T10" style:family="text">
      <style:text-properties officeooo:rsid="00469a50"/>
    </style:style>
    <style:style style:name="T11" style:family="text">
      <style:text-properties officeooo:rsid="004836ce"/>
    </style:style>
    <style:style style:name="T12" style:family="text">
      <style:text-properties officeooo:rsid="004d1021"/>
    </style:style>
    <style:style style:name="T13" style:family="text">
      <style:text-properties officeooo:rsid="004dcee5"/>
    </style:style>
    <style:style style:name="T14" style:family="text">
      <style:text-properties officeooo:rsid="00552342"/>
    </style:style>
    <style:style style:name="T15" style:family="text">
      <style:text-properties officeooo:rsid="005715d3"/>
    </style:style>
    <style:style style:name="T16" style:family="text">
      <style:text-properties officeooo:rsid="00575d75"/>
    </style:style>
    <style:style style:name="T17" style:family="text">
      <style:text-properties officeooo:rsid="00588f47"/>
    </style:style>
    <style:style style:name="T18" style:family="text">
      <style:text-properties officeooo:rsid="00598d94"/>
    </style:style>
    <style:style style:name="T19" style:family="text">
      <style:text-properties officeooo:rsid="005b11b3"/>
    </style:style>
    <style:style style:name="T20" style:family="text">
      <style:text-properties officeooo:rsid="005c3f9d"/>
    </style:style>
    <style:style style:name="T21" style:family="text">
      <style:text-properties officeooo:rsid="005e76a8"/>
    </style:style>
    <style:style style:name="T22" style:family="text">
      <style:text-properties officeooo:rsid="00741b16"/>
    </style:style>
    <style:style style:name="T23" style:family="text">
      <style:text-properties officeooo:rsid="00786d03"/>
    </style:style>
    <style:style style:name="T24" style:family="text">
      <style:text-properties officeooo:rsid="007666e7"/>
    </style:style>
    <style:style style:name="T25" style:family="text">
      <style:text-properties officeooo:rsid="007c744b"/>
    </style:style>
    <style:style style:name="T26" style:family="text">
      <style:text-properties officeooo:rsid="00800638"/>
    </style:style>
    <style:style style:name="T27" style:family="text">
      <style:text-properties officeooo:rsid="0082a42a"/>
    </style:style>
    <style:style style:name="T28" style:family="text">
      <style:text-properties officeooo:rsid="008ef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backtrace</text:p>
      <text:p text:style-name="P1">一些内存检测工具如Valgrind，调试工具如GDB，可以查看程序运行时函数调用的堆栈信息，有时候在分析程序时要获得堆栈信息，借助于backtrace是很有帮助的，其原型如下：</text:p>
      <text:p text:style-name="P2"><text:s text:c="7"/>#include &lt;execinfo.h&gt;</text:p>
      <text:p text:style-name="P2"><text:s text:c="7"/>int backtrace(void **buffer, int size);</text:p>
      <text:p text:style-name="P2"><text:s text:c="7"/>char **backtrace_symbols(void *const *buffer, int size);</text:p>
      <text:p text:style-name="P2"><text:s text:c="7"/>void backtrace_symbols_fd(void *const *buffer, int size, int fd);</text:p>
      <text:p text:style-name="P3">头文件“<text:span text:style-name="T1">execinfo.h</text:span>”提供了三个相关的函数，简单的说，backtrace函数用于获取堆栈的地址信息， <text:span text:style-name="T1">backtrace_symbols函数把堆栈地址翻译成我们易识别的字符串， backtrace_symbols_fd函数则把字符串堆栈信息输出到文件中。</text:span></text:p>
      <text:p text:style-name="P1">backtrace：该函数用于获取当前线程的函数调用堆栈，获取的信息将存放在buffer中，buffer是一个二级指针，可以当作指针数组来用，数组中的元素类型是void*<text:span text:style-name="T2">，即从堆栈中获取的返回地址，每一个堆栈框架stack frame有一个返回地址，</text:span>参数 size 用来指定buffer中可以保存void* 元素的最大值<text:span text:style-name="T3">，</text:span>函数返回值是buffer中实际获取的void*指针个数<text:span text:style-name="T4">，</text:span>最大不超过参数size的大小<text:span text:style-name="T5">。</text:span></text:p>
      <text:p text:style-name="P4">backtrace_symbols<text:span text:style-name="T6">：该函数把</text:span>从backtrace函数获取的信息buffer转化为一个字符串数组char**<text:span text:style-name="T7">，每个字符串包含了相对于buffer中对应元素的可打印信息，包括函数名、函数的偏移地址和实际的返回地址，</text:span>size指定了该数组中的元素个数<text:span text:style-name="T8">，可以是</text:span>backtrace函数的返回值<text:span text:style-name="T9">，也可以小于这个值。需要注意的是，backtrace_symbols的返回值调用了malloc以分配存储空间，为了防止内存泄露，我们要手动调用free来释放这块内存。</text:span></text:p>
      <text:p text:style-name="P5">backtrace_symbols_fd<text:span text:style-name="T10">：该函数</text:span>与backtrace_symbols 函数功能类似<text:span text:style-name="T11">，不同的是，这个函数直接把结果输出到文件描述符为fd的文件中，且没有调用malloc。</text:span></text:p>
      <text:p text:style-name="P5">在使用以上三个函数时<text:span text:style-name="T12">，还需要注意一下几点：</text:span></text:p>
      <text:p text:style-name="P6">（1）如果使用的是<text:span text:style-name="T13">GCC编译链接的话，建议加上“-rdynamic”参数，这个参数的意思是告诉ELF连接器添加“-export-dynamic”标记，这样所有的符号信息symbols就会添加到动态符号表中，以便查看完整的堆栈信息。</text:span></text:p>
      <text:p text:style-name="P7">（2）static函数不会导出符号信息symbols，在backtrace中无效。</text:p>
      <text:p text:style-name="P8">（3）某些编译器的优化选项对获取正确的函数调用堆栈有干扰<text:span text:style-name="T14">，</text:span>内联函数没有堆栈框架<text:span text:style-name="T15">，</text:span>删除框架指针也会导致无法正确解析堆栈内容<text:span text:style-name="T16">。</text:span></text:p>
      <text:p text:style-name="P1">下面是一个简单的例子<text:span text:style-name="T17">：</text:span></text:p>
      <text:p text:style-name="P1">//backtrace_ex.<text:span text:style-name="T18">cpp</text:span></text:p>
      <text:p text:style-name="P9">#include &lt;stdio.h&gt;</text:p>
      <text:p text:style-name="P9">#include &lt;stdlib.h&gt;</text:p>
      <text:p text:style-name="P9">#include &lt;execinfo.h&gt;</text:p>
      <text:p text:style-name="P9">void my_backtrace()</text:p>
      <text:p text:style-name="P9">{</text:p>
      <text:p text:style-name="P9"><text:tab/>void *buffer[100] = { NULL };</text:p>
      <text:p text:style-name="P9"><text:tab/>char **trace = NULL;</text:p>
      <text:p text:style-name="P9"></text:p>
      <text:p text:style-name="P9"><text:soft-page-break/><text:tab/>int size = backtrace(buffer, 100);</text:p>
      <text:p text:style-name="P9"><text:tab/>trace = backtrace_symbols(buffer, size);</text:p>
      <text:p text:style-name="P9"><text:tab/>if (NULL == trace) {</text:p>
      <text:p text:style-name="P9"><text:tab/><text:tab/>return;</text:p>
      <text:p text:style-name="P9"><text:tab/>}</text:p>
      <text:p text:style-name="P9"><text:tab/>for (int i = 0; i &lt; size; ++i) {</text:p>
      <text:p text:style-name="P9"><text:tab/><text:tab/>printf("%s\n", trace[i]);</text:p>
      <text:p text:style-name="P9"><text:tab/>}</text:p>
      <text:p text:style-name="P9"><text:tab/>free(trace);</text:p>
      <text:p text:style-name="P9"><text:tab/>printf("----------done----------\n");</text:p>
      <text:p text:style-name="P9">}</text:p>
      <text:p text:style-name="P9">void func2()</text:p>
      <text:p text:style-name="P9">{</text:p>
      <text:p text:style-name="P9"><text:tab/>my_backtrace();</text:p>
      <text:p text:style-name="P9">}</text:p>
      <text:p text:style-name="P9">void func()</text:p>
      <text:p text:style-name="P9">{</text:p>
      <text:p text:style-name="P9"><text:tab/>func2();</text:p>
      <text:p text:style-name="P9">}</text:p>
      <text:p text:style-name="P9">int main()</text:p>
      <text:p text:style-name="P9">{</text:p>
      <text:p text:style-name="P9"><text:tab/>func();</text:p>
      <text:p text:style-name="P9"><text:tab/>return 0;</text:p>
      <text:p text:style-name="P9">}</text:p>
      <text:p text:style-name="P10">编译执行上面的文件：</text:p>
      <text:p text:style-name="P11">g<text:span text:style-name="T19">++ backtrace_ex.cpp</text:span></text:p>
      <text:p text:style-name="P11">./<text:span text:style-name="T20">a.out</text:span></text:p>
      <text:p text:style-name="P12">./a.out() [0x400811]</text:p>
      <text:p text:style-name="P12">./a.out() [0x400baf]</text:p>
      <text:p text:style-name="P12">./a.out() [0x400bba]</text:p>
      <text:p text:style-name="P12">./a.out() [0x400bc5]</text:p>
      <text:p text:style-name="P12">/lib/x86_64-linux-gnu/libc.so.6(__libc_start_main+0xf5) [0x7f2473cf5ec5]</text:p>
      <text:p text:style-name="P12">./a.out() [0x400709]</text:p>
      <text:p text:style-name="P12">----------done----------</text:p>
      <text:p text:style-name="P13"><text:soft-page-break/>咦！堆栈信息虽然打出来了，但是函数调用栈并不是很明确<text:span text:style-name="T21">，原因是少了“-rdynamic”参数，重新编译执行如下：</text:span></text:p>
      <text:p text:style-name="P14">g<text:span text:style-name="T19">++ -rdynamic backtrace_ex.cpp</text:span></text:p>
      <text:p text:style-name="P15">./<text:span text:style-name="T20">a.out</text:span></text:p>
      <text:p text:style-name="P16">./a.out(_Z12my_backtracev+0x44) [0x400b11]</text:p>
      <text:p text:style-name="P16">./a.out(_Z5func2v+0x9) [0x400eaf]</text:p>
      <text:p text:style-name="P16">./a.out(_Z4funcv+0x9) [0x400eba]</text:p>
      <text:p text:style-name="P16">./a.out(main+0x9) [0x400ec5]</text:p>
      <text:p text:style-name="P16">/lib/x86_64-linux-gnu/libc.so.6(__libc_start_main+0xf5) [0x7f006bdfbec5]</text:p>
      <text:p text:style-name="P16">./a.out() [0x400a09]</text:p>
      <text:p text:style-name="P16">----------done----------</text:p>
      <text:p text:style-name="P17">加了<text:span text:style-name="T21">“-rdynamic”参数后就很好了，我们可以看到函数名称，由于不同的平台、编译器有不同的编译规则，所以用backtrace解析出来的函数名形式是不同的，以“</text:span>./a.out(_Z4funcv+0x9) [0x400eba]<text:span text:style-name="T21">”为例说明，重点在于圆括号中的内容，“_Z”是个函数名开始标识符，后面的“4”表示函数名长度，接着便是真正的函数名<text:line-break/>“func”，后面的“v”表示函数参数类型为void，随后的“+0x9”是偏移地址。虽然有一定的编译规则，但可读性还不是很好，我们可以用下面介绍的方法demangle来解析这些符号。</text:span></text:p>
      <text:p text:style-name="P1"/>
      <text:p text:style-name="P1">2、demangle</text:p>
      <text:p text:style-name="P18">demangle即符号重组<text:span text:style-name="T22">，函数原型如下：</text:span></text:p>
      <text:p text:style-name="P19">#include &lt;cxxabi.h&gt;</text:p>
      <text:p text:style-name="P20">char* <text:s/>__cxa_demangle(const char* __mangled_name,</text:p>
      <text:p text:style-name="P20"><text:tab/><text:tab/><text:tab/><text:tab/><text:tab/>char* __output_buffer,</text:p>
      <text:p text:style-name="P20"><text:tab/><text:tab/><text:tab/><text:tab/><text:tab/>size_t* __length,</text:p>
      <text:p text:style-name="P20"><text:tab/><text:tab/><text:tab/><text:tab/><text:tab/>int* __status);</text:p>
      <text:p text:style-name="P21"><text:span text:style-name="T24">cxxabi.h是一个C++函数运行时库，要用g++编译链接，gcc会有问题。</text:span>__mangled_name即原符号信息<text:span text:style-name="T23">，是个字符串，以空字符结尾，</text:span>__output_buffer用来保存符号重组后的信息<text:span text:style-name="T25">，长度为__length，</text:span>__status表示demangle结果<text:span text:style-name="T26">，为0时表示成功，返回值指向符号重组后的字符串首地址，字符串以空字符结尾。</text:span></text:p>
      <text:p text:style-name="P22">我们使用demangle来改进上面的例子<text:span text:style-name="T27">：（把my_backtrace替换为my_backtrace2）</text:span></text:p>
      <text:p text:style-name="P23">void my_backtrace2()</text:p>
      <text:p text:style-name="P23">{</text:p>
      <text:p text:style-name="P23"><text:tab/>void *buffer[100] = { NULL };</text:p>
      <text:p text:style-name="P23"><text:tab/>char **trace = NULL;</text:p>
      <text:p text:style-name="P23"><text:tab/>int size = backtrace(buffer, 100);</text:p>
      <text:p text:style-name="P23"><text:tab/>trace = backtrace_symbols(buffer, size);</text:p>
      <text:p text:style-name="P23"><text:tab/>if (NULL == trace) {</text:p>
      <text:p text:style-name="P23"><text:tab/><text:tab/>return;</text:p>
      <text:p text:style-name="P23"><text:soft-page-break/><text:tab/>}</text:p>
      <text:p text:style-name="P23"/>
      <text:p text:style-name="P23"><text:tab/>size_t name_size = 100;</text:p>
      <text:p text:style-name="P23"><text:tab/>char *name = (char*)malloc(name_size);</text:p>
      <text:p text:style-name="P23"><text:tab/>for (int i = 0; i &lt; size; ++i) {</text:p>
      <text:p text:style-name="P23"><text:s text:c="8"/>char *begin_name = 0;</text:p>
      <text:p text:style-name="P23"><text:tab/><text:tab/>char *begin_offset = 0;</text:p>
      <text:p text:style-name="P23"><text:tab/><text:tab/>char *end_offset = 0;</text:p>
      <text:p text:style-name="P23"><text:s text:c="8"/>for (char *p = trace[i]; *p; ++p) { // 利用了符号信息的格式</text:p>
      <text:p text:style-name="P23"><text:s text:c="12"/>if (*p == '(') { // 左括号</text:p>
      <text:p text:style-name="P23"><text:s text:c="16"/>begin_name = p;</text:p>
      <text:p text:style-name="P23"><text:tab/><text:tab/><text:tab/>}<text:tab/><text:tab/><text:tab/></text:p>
      <text:p text:style-name="P23"><text:s text:c="12"/>else if (*p == '+' &amp;&amp; begin_name) { // 地址偏移符号</text:p>
      <text:p text:style-name="P23"><text:s text:c="16"/>begin_offset = p;</text:p>
      <text:p text:style-name="P23"><text:tab/><text:tab/><text:tab/>}</text:p>
      <text:p text:style-name="P23"><text:s text:c="12"/>else if (*p == ')' &amp;&amp; begin_offset) { // 右括号</text:p>
      <text:p text:style-name="P23"><text:s text:c="16"/>end_offset = p;</text:p>
      <text:p text:style-name="P23"><text:s text:c="16"/>break;</text:p>
      <text:p text:style-name="P23"><text:s text:c="11"/>}</text:p>
      <text:p text:style-name="P23"><text:s text:c="8"/>}</text:p>
      <text:p text:style-name="P23"><text:s text:c="8"/>if (begin_name &amp;&amp; begin_offset &amp;&amp; end_offset ) {</text:p>
      <text:p text:style-name="P23"><text:s text:c="12"/>*begin_name++ = '\0';</text:p>
      <text:p text:style-name="P23"><text:s text:c="12"/>*begin_offset++ = '\0';</text:p>
      <text:p text:style-name="P23"><text:s text:c="12"/>*end_offset = '\0';</text:p>
      <text:p text:style-name="P23"><text:s text:c="12"/>int status = -4; // 0 -1 -2 -3</text:p>
      <text:p text:style-name="P23"><text:s text:c="12"/>char *ret = abi::__cxa_demangle(begin_name, name, &amp;name_size, &amp;status);</text:p>
      <text:p text:style-name="P23"><text:s text:c="12"/>if (0 == status) {</text:p>
      <text:p text:style-name="P23"><text:s text:c="16"/>name = ret;</text:p>
      <text:p text:style-name="P23"><text:s text:c="16"/>printf("%s:%s+%s\n", trace[i], name, begin_offset);</text:p>
      <text:p text:style-name="P23"><text:s text:c="12"/>}</text:p>
      <text:p text:style-name="P23"><text:s text:c="12"/>else {</text:p>
      <text:p text:style-name="P23"><text:s text:c="16"/>printf("%s:%s()+%s\n", trace[i], begin_name, begin_offset);</text:p>
      <text:p text:style-name="P23"><text:s text:c="12"/>}</text:p>
      <text:p text:style-name="P23"><text:tab/><text:tab/>}</text:p>
      <text:p text:style-name="P23"><text:soft-page-break/><text:s text:c="8"/>else {</text:p>
      <text:p text:style-name="P23"><text:s text:c="8"/><text:tab/>printf("%s\n", trace[i]);</text:p>
      <text:p text:style-name="P23"><text:s text:c="8"/>}</text:p>
      <text:p text:style-name="P23"><text:tab/>}</text:p>
      <text:p text:style-name="P23"><text:tab/>free(name);</text:p>
      <text:p text:style-name="P23"><text:tab/>free(trace);</text:p>
      <text:p text:style-name="P23"><text:tab/>printf("----------done----------\n");</text:p>
      <text:p text:style-name="P23">}</text:p>
      <text:p text:style-name="P27">结果如下：</text:p>
      <text:p text:style-name="P25">g<text:span text:style-name="T19">++ -rdynamic backtrace_ex.cpp</text:span></text:p>
      <text:p text:style-name="P24">./<text:span text:style-name="T20">a.out</text:span></text:p>
      <text:p text:style-name="P26">./a.out:my_backtrace2()+0x44</text:p>
      <text:p text:style-name="P26">./a.out:func2()+0x9</text:p>
      <text:p text:style-name="P26">./a.out:func()+0x9</text:p>
      <text:p text:style-name="P26">./a.out:main()+0x9</text:p>
      <text:p text:style-name="P26">/lib/x86_64-linux-gnu/libc.so.6:__libc_start_main()+0xf5</text:p>
      <text:p text:style-name="P26">./a.out() [0x400a09]</text:p>
      <text:p text:style-name="P26">----------done----------</text:p>
      <text:p text:style-name="P26">可以看出来，demangle后函数名已清晰地显示出来了<text:span text:style-name="T28">，没有那些奇奇怪怪的符号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Courier, mon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9:26:36.015873298</meta:creation-date>
    <meta:generator>LibreOffice/4.2.8.2$Linux_X86_64 LibreOffice_project/420m0$Build-2</meta:generator>
    <dc:date>2015-11-10T20:01:54.582710664</dc:date>
    <meta:editing-duration>PT10H33M19S</meta:editing-duration>
    <meta:editing-cycles>131</meta:editing-cycles>
    <meta:document-statistic meta:table-count="0" meta:image-count="0" meta:object-count="0" meta:page-count="5" meta:paragraph-count="138" meta:word-count="1474" meta:character-count="4626" meta:non-whitespace-character-count="3887"/>
  </office:meta>
</office:document-meta>
</file>